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085a2" officeooo:paragraph-rsid="002085a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11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10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<text:soft-page-break/>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10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10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3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10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10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3">Johannesburg</text:p>
          </table:table-cell>
          <table:table-cell table:style-name="Tableau1.A2" office:value-type="string">
            <text:p text:style-name="P10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11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10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09-04-16T11:32:00Z</meta:creation-date>
    <dc:date>2019-11-06T18:52:14.830898358</dc:date>
    <meta:editing-cycles>112</meta:editing-cycles>
    <meta:editing-duration>P1DT23M14S</meta:editing-duration>
    <meta:document-statistic meta:table-count="1" meta:image-count="0" meta:object-count="0" meta:page-count="5" meta:paragraph-count="250" meta:word-count="401" meta:character-count="2719" meta:non-whitespace-character-count="2568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